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0d100" officeooo:paragraph-rsid="0010d100"/>
    </style:style>
    <style:style style:name="P2" style:family="paragraph" style:parent-style-name="Standard">
      <style:text-properties style:font-name="Liberation Serif" fo:font-size="12pt" officeooo:rsid="0010d100" officeooo:paragraph-rsid="0010d100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0d100" officeooo:paragraph-rsid="00122b95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0d100" style:font-size-asian="12pt" style:font-size-complex="12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2pt" officeooo:rsid="00122b95" officeooo:paragraph-rsid="00122b95" style:font-size-asian="12pt" style:font-size-complex="12pt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0d100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fo:font-size="12pt" officeooo:paragraph-rsid="0010d100" style:font-size-asian="12pt" style:font-size-complex="12pt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fo:font-size="12pt" officeooo:rsid="00122b95" officeooo:paragraph-rsid="00122b95" style:font-size-asian="12pt" style:font-size-complex="12pt"/>
    </style:style>
    <style:style style:name="T1" style:family="text">
      <style:text-properties officeooo:rsid="0010d100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0d10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22b95" style:font-size-asian="12pt" style:font-size-complex="12pt"/>
    </style:style>
    <style:style style:name="T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<text:span text:style-name="T6"> graduated elementary school in Australia, <text:s/>middle school in South Korea and high school in Georgia – USA.</text:span></text:p>
      <text:p text:style-name="P4"/>
      <text:p text:style-name="P4"><text:span text:style-name="T2">I am studying at Rensselaer Polytechnic Institute, majoring in Computer Science and Computer Systems Engineering.</text:span></text:p>
      <text:p text:style-name="P4"><text:span text:style-name="T2"/></text:p>
      <text:p text:style-name="P3"><text:span text:style-name="T2">My main purpose of life is to help humanity, not specific people nor country, but all humanity by using technology.</text:span></text:p>
      <text:p text:style-name="P4"><text:span text:style-name="T2"/></text:p>
      <text:p text:style-name="P6"><text:span text:style-name="T3">My </text:span><text:span text:style-name="T5">current job is re</text:span><text:span text:style-name="T3">searcher </text:span><text:span text:style-name="T5">at</text:span><text:span text:style-name="T3"> </text:span><text:a xlink:type="simple" xlink:href="http://cats.rpi.edu/node/116" text:style-name="Internet_20_link" text:visited-style-name="Visited_20_Internet_20_Link">RPI robotics lab</text:a></text:p>
      <text:p text:style-name="P7"><text:span text:style-name="T2">I have a more detailed </text:span><text:a xlink:type="simple" xlink:href="http://127.0.0.1:33760/resume.html" text:style-name="Internet_20_link" text:visited-style-name="Visited_20_Internet_20_Link">résumé</text:a><text:span text:style-name="T2"> if you want to check me out.</text:span></text:p>
      <text:p text:style-name="P5"><text:span text:style-name="T2">Skilles ←-! make it interactive table that organize it&gt;</text:span></text:p>
      <text:p text:style-name="P5"><text:span text:style-name="T2"/></text:p>
      <text:p text:style-name="P8"><text:span text:style-name="T2">To know about my personal life, <text:s/></text:span></text:p>
      <text:p text:style-name="P4"><text:span text:style-name="T2"/></text:p>
      <text:p text:style-name="P2"/>
      <text:p text:style-name="P2">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21:52:04.426743089</meta:creation-date>
    <dc:date>2017-07-03T22:07:52.180221432</dc:date>
    <meta:editing-duration>PT5M37S</meta:editing-duration>
    <meta:editing-cycles>1</meta:editing-cycles>
    <meta:document-statistic meta:table-count="0" meta:image-count="0" meta:object-count="0" meta:page-count="1" meta:paragraph-count="8" meta:word-count="90" meta:character-count="535" meta:non-whitespace-character-count="449"/>
    <meta:generator>LibreOffice/5.1.6.2$Linux_X86_64 LibreOffice_project/10m0$Build-2</meta:generator>
  </office:meta>
</office:document-meta>
</file>